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1cm" presentation:class="title" presentation:user-transformed="true">
          <draw:text-box>
            <text:p text:style-name="P1"><text:span text:style-name="T1">Квантовая машина Больцмана</text:span><text:span text:style-name="T1"><text:line-break/></text:span><text:span text:style-name="T2">и классифицирующие нейросети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Панферов Андрей Денисович <text:s/>- Б02-924</text:p>
            <text:p>Менторы: Паршуков Кирилл, , Перельштейн Михаи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3">Что было сделано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Квантовые вычисления</text:p>
              </text:list-item>
              <text:list-item>
                <text:p>Машина больцмана</text:p>
              </text:list-item>
              <text:list-item>
                <text:p>Квантовая машина больцмана</text:p>
              </text:list-item>
              <text:list-item>
                <text:p>D’wave - 2000 свободных кубитов</text:p>
              </text:list-item>
              <text:list-item>
                <text:p>Данные и их обработка, процесс обучения</text:p>
              </text:list-item>
              <text:list-item>
                <text:p>Результаты и их значение</text:p>
              </text:list-item>
              <text:list-item>
                <text:p>Дальнейшие план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20:52:43.829627434</meta:creation-date>
    <meta:editing-duration>PT8S</meta:editing-duration>
    <meta:editing-cycles>2</meta:editing-cycles>
    <meta:generator>LibreOffice/6.0.7.3$Linux_X86_64 LibreOffice_project/00m0$Build-3</meta:generator>
    <dc:title>Alizarin</dc:title>
    <dc:date>2020-05-08T21:05:22.032156571</dc:date>
    <meta:document-statistic meta:object-count="45"/>
  </office:meta>
</office:document-meta>
</file>